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Inconsolata" svg:font-family="Inconsolata" style:font-pitch="fixed"/>
    <style:font-face style:name="Inconsolata1" svg:font-family="Inconsolat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6.4cm"/>
      <style:paragraph-properties style:writing-mode="lr-tb"/>
    </style:style>
    <style:style style:name="P1" style:family="paragraph">
      <style:paragraph-properties fo:text-align="start" style:writing-mode="lr-tb"/>
      <style:text-properties style:font-name="Inconsolata"/>
    </style:style>
    <style:style style:name="P2" style:family="paragraph">
      <loext:graphic-properties draw:fill="none"/>
      <style:paragraph-properties fo:text-align="start" style:writing-mode="lr-tb"/>
      <style:text-properties style:font-name="Inconsolata"/>
    </style:style>
    <style:style style:name="T1" style:family="text">
      <style:text-properties style:font-name="Inconsolat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6.9cm" svg:height="1.2cm" svg:x="6cm" svg:y="7.3cm">
          <text:p text:style-name="P1"><text:span text:style-name="T1">ary</text:span><text:span text:style-name="T1">1: </text:span><text:span text:style-name="T1">[1, </text:span><text:span text:style-name="T1">2, </text:span><text:span text:style-name="T1">3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9cm" svg:height="1.2cm" svg:x="6cm" svg:y="6.1cm">
          <text:p text:style-name="P1"><text:span text:style-name="T1">ary</text:span><text:span text:style-name="T1">2: </text:span><text:span text:style-name="T1">[10</text:span><text:span text:style-name="T1">0, </text:span><text:span text:style-name="T1">2, </text:span><text:span text:style-name="T1">3]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Inconsolata" svg:font-family="Inconsolata" style:font-pitch="fixed"/>
    <style:font-face style:name="Inconsolata1" svg:font-family="Inconsolat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JP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01T16:23:29.117992647</meta:creation-date>
    <dc:date>2020-03-01T17:28:11.303798290</dc:date>
    <meta:editing-duration>PT32M55S</meta:editing-duration>
    <meta:editing-cycles>6</meta:editing-cycles>
    <meta:generator>LibreOffice/6.4.1.2$Linux_X86_64 LibreOffice_project/4d224e95b98b138af42a64d84056446d09082932</meta:generator>
    <meta:document-statistic meta:object-count="2"/>
  </office:meta>
</office:document-meta>
</file>